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240" officeooo:paragraph-rsid="0002424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6:57:05.477044560</meta:creation-date>
    <dc:date>2016-10-17T16:57:21.744906344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4"/>
    <meta:generator>LibreOffice/5.1.4.2$Linux_X86_64 LibreOffice_project/10m0$Build-2</meta:generator>
  </office:meta>
</office:document-meta>
</file>